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6.2611in" fo:margin-left="0in" fo:margin-top="0in" fo:margin-bottom="0in" table:align="left" style:writing-mode="lr-tb"/>
    </style:style>
    <style:style style:name="Table1.A" style:family="table-column">
      <style:table-column-properties style:column-width="0.3896in"/>
    </style:style>
    <style:style style:name="Table1.B" style:family="table-column">
      <style:table-column-properties style:column-width="2.8549in"/>
    </style:style>
    <style:style style:name="Table1.C" style:family="table-column">
      <style:table-column-properties style:column-width="3.0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2611in" fo:margin-left="0in" fo:margin-top="0in" fo:margin-bottom="0in" table:align="left" style:writing-mode="lr-tb"/>
    </style:style>
    <style:style style:name="Table2.A" style:family="table-column">
      <style:table-column-properties style:column-width="0.3688in"/>
    </style:style>
    <style:style style:name="Table2.B" style:family="table-column">
      <style:table-column-properties style:column-width="1.2146in"/>
    </style:style>
    <style:style style:name="Table2.C" style:family="table-column">
      <style:table-column-properties style:column-width="1.8583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1.736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line-height="115%">
        <style:tab-stops>
          <style:tab-stop style:position="4.3311in"/>
        </style:tab-stops>
      </style:paragraph-properties>
    </style:style>
    <style:style style:name="P3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style:font-name="Times New Roman" style:font-name-complex="Times New Roman1"/>
    </style:style>
    <style:style style:name="P4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5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fo:background-color="#ffff00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>
        <style:tab-stops>
          <style:tab-stop style:position="4.3311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fo:background-color="#ffff00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fo:background-color="#ffff00"/>
    </style:style>
    <style:style style:name="P1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background-color="#ffff00"/>
    </style:style>
    <style:style style:name="P20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fo:background-color="#ffff00"/>
    </style:style>
    <style:style style:name="P21" style:family="paragraph" style:parent-style-name="Standard" style:master-page-name="Standard">
      <style:paragraph-properties fo:margin-top="0in" fo:margin-bottom="0in" loext:contextual-spacing="false" fo:line-height="115%" fo:text-align="end" style:justify-single-word="false" style:page-number="auto"/>
    </style:style>
    <style:style style:name="P22" style:family="paragraph" style:parent-style-name="Standard">
      <style:paragraph-properties fo:margin-top="0in" fo:margin-bottom="0.0835in" loext:contextual-spacing="false" fo:line-height="115%" fo:text-align="center" style:justify-single-word="false"/>
    </style:style>
    <style:style style:name="P23" style:family="paragraph" style:parent-style-name="Standard">
      <style:paragraph-properties fo:margin-left="3.4417in" fo:margin-right="0in" fo:margin-top="0in" fo:margin-bottom="0in" loext:contextual-spacing="false" fo:line-height="115%" fo:text-indent="0in" style:auto-text-indent="false"/>
    </style:style>
    <style:style style:name="T1" style:family="text">
      <style:text-properties style:font-name="Times New Roman" fo:font-size="9pt" style:font-size-asian="9pt" style:font-name-complex="Times New Roman1" style:font-size-complex="8pt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354dd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background-color="#ffff00" loext:char-shading-value="0" style:font-size-asian="12pt" style:font-name-complex="Times New Roman1"/>
    </style:style>
    <style:style style:name="T11" style:family="text">
      <style:text-properties style:font-name="Times New Roman" fo:font-size="12pt" fo:background-color="#ffff00" loext:char-shading-value="0" style:font-size-asian="12pt" style:font-name-complex="Times New Roman1"/>
    </style:style>
    <style:style style:name="T12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3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T16" style:family="text">
      <style:text-properties style:font-name="TimesNewRomanPSMT" fo:font-size="12pt" style:font-size-asian="12pt" style:font-name-complex="TimesNewRomanPSMT1" style:font-size-complex="12pt"/>
    </style:style>
    <style:style style:name="T17" style:family="text">
      <style:text-properties style:font-name="TimesNewRomanPSMT" fo:font-size="12pt" fo:background-color="#ffff00" loext:char-shading-value="0" style:font-size-asian="12pt" style:font-name-complex="TimesNewRomanPSMT1" style:font-size-complex="12pt"/>
    </style:style>
    <style:style style:name="T18" style:family="text">
      <style:text-properties style:font-name="TimesNewRomanPSMT" fo:font-size="12pt" fo:background-color="#ffff00" loext:char-shading-value="0" style:font-size-asian="12pt" style:font-name-complex="TimesNewRomanPSMT1" style:font-size-complex="12pt"/>
    </style:style>
    <style:style style:name="T19" style:family="text">
      <style:text-properties style:font-name="TimesNewRomanPSMT" fo:font-size="10pt" style:font-size-asian="10pt" style:font-name-complex="TimesNewRomanPSMT1" style:font-size-complex="10pt"/>
    </style:style>
    <style:style style:name="T20" style:family="text">
      <style:text-properties style:font-name="TimesNewRomanPSMT" fo:font-size="9pt" style:font-size-asian="9pt" style:font-name-complex="TimesNewRomanPSMT1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Załącznik nr 3</text:span></text:p>
      <text:p text:style-name="P1"><text:span text:style-name="T1">do Zarządzenia Dziekana nr 8/2014</text:span></text:p>
      <text:p text:style-name="P2"><text:span text:style-name="T11">IMIF/4/2019</text:span><text:span text:style-name="T2"><text:tab/>Warszawa dnia </text:span><text:span text:style-name="T11">08.05.2019</text:span></text:p>
      <text:p text:style-name="P2"><text:span text:style-name="T2">numer sprawy</text:span></text:p>
      <text:p text:style-name="P3"/>
      <text:p text:style-name="P22"><text:span text:style-name="T14">DOKUMENTACJA WYKONANYCH CZYNNOŚCI</text:span></text:p>
      <text:p text:style-name="P22"><text:span text:style-name="T8">dotycząca „propozycji cenowej (ofertowej)”</text:span></text:p>
      <text:p text:style-name="P7"><text:span text:style-name="T3">dla zamówienia realizowanego na podstawie Art. 4 pkt 8</text:span></text:p>
      <text:p text:style-name="P7"><text:span text:style-name="T3">ustawy z dnia 29 stycznia 2004r. Prawo zamówień publicznych</text:span></text:p>
      <text:p text:style-name="P12"/>
      <text:p text:style-name="P6"><text:span text:style-name="T8">1. </text:span><text:span text:style-name="T3">Nazwa zamawiającego: </text:span></text:p>
      <text:p text:style-name="P6"><text:span text:style-name="T4">Politechnika Warszawska, </text:span><text:span text:style-name="T3">Instytut Mikromechaniki i Fotoniki</text:span></text:p>
      <text:p text:style-name="P15"/>
      <text:p text:style-name="P6"><text:span text:style-name="T8">2. </text:span><text:span text:style-name="T3">Opis przedmiotu zamówienia:</text:span></text:p>
      <text:p text:style-name="P11"/>
      <text:p text:style-name="P19"><text:span text:style-name="T9">Sprzęt komputerowy</text:span></text:p>
      <text:p text:style-name="P15"/>
      <text:p text:style-name="P6"><text:span text:style-name="T8">3. </text:span><text:span text:style-name="T3">Wartość szacunkowa zamówienia ustalona została na kwotę: </text:span><text:span text:style-name="T13">14 000 zł </text:span><text:span text:style-name="T3">netto,</text:span></text:p>
      <text:p text:style-name="P6"><text:span text:style-name="T3">co w oparciu o kurs 1 € = 4,3117 zł daje równowartość </text:span><text:span text:style-name="T13">3246,98</text:span><text:span text:style-name="T3"> euro.</text:span></text:p>
      <text:p text:style-name="P11"/>
      <text:p text:style-name="P6"><text:span text:style-name="T8">4. </text:span><text:span text:style-name="T3">Ustalenia wartości szacunkowej zamówienia dokonano w dniu </text:span><text:span text:style-name="T13">4.03.2019</text:span><text:span text:style-name="T3"> na podstawie:</text:span></text:p>
      <text:p text:style-name="P18"><text:span text:style-name="T3">Przeglądu stron internetowych</text:span></text:p>
      <text:p text:style-name="P11"/>
      <text:p text:style-name="P6"><text:span text:style-name="T3">Ustalenia wartości zamówienia, o której mowa wyżej, dokonał:</text:span></text:p>
      <text:p text:style-name="P5"><text:span text:style-name="T3">Wojciech Krauze</text:span></text:p>
      <text:p text:style-name="P2"><text:span text:style-name="T7">5</text:span><text:span text:style-name="T3">. Wykaz wykonawców, których zaproszono do złożenia propozycji cenowej (ofertowej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2">l.p.</text:span></text:p>
          </table:table-cell>
          <table:table-cell table:style-name="Table1.A1" office:value-type="string">
            <text:p text:style-name="P8"><text:span text:style-name="T2">Nazwa firmy</text:span></text:p>
          </table:table-cell>
          <table:table-cell table:style-name="Table1.A1" office:value-type="string">
            <text:p text:style-name="P8"><text:span text:style-name="T2">Adres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">1.</text:span></text:p>
          </table:table-cell>
          <table:table-cell table:style-name="Table1.A1" office:value-type="string">
            <text:p text:style-name="P20"><text:span text:style-name="T2">GIGA Multimedia</text:span></text:p>
          </table:table-cell>
          <table:table-cell table:style-name="Table1.A1" office:value-type="string">
            <text:p text:style-name="P20"><text:span text:style-name="T2">ul. Włodarzewska 65B<text:line-break/>02-384 Warszawa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">2.</text:span></text:p>
          </table:table-cell>
          <table:table-cell table:style-name="Table1.A1" office:value-type="string">
            <text:p text:style-name="P20"><text:span text:style-name="T5">PARSER Sp. z o.o.</text:span></text:p>
          </table:table-cell>
          <table:table-cell table:style-name="Table1.A1" office:value-type="string">
            <text:p text:style-name="P20"><text:span text:style-name="T2">ul. Szlenkierów 1/33</text:span></text:p>
            <text:p text:style-name="P20"><text:span text:style-name="T2">01-181 Warszawa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">3.</text:span></text:p>
          </table:table-cell>
          <table:table-cell table:style-name="Table1.A1" office:value-type="string">
            <text:p text:style-name="P20"><text:span text:style-name="T2">New Age Hardware</text:span></text:p>
          </table:table-cell>
          <table:table-cell table:style-name="Table1.A1" office:value-type="string">
            <text:p text:style-name="P20"><text:span text:style-name="T2">al. Rzeczypospolitej 18 </text:span></text:p>
            <text:p text:style-name="P20"><text:span text:style-name="T2">02-972 Warszawa</text:span></text:p>
          </table:table-cell>
        </table:table-row>
      </table:table>
      <text:p text:style-name="P4"/>
      <text:p text:style-name="P2"><text:span text:style-name="T8">6. </text:span><text:span text:style-name="T3">Wykaz wykonawców, którzy złożyli propozycje cenowe (ofertowe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<text:span text:style-name="T2">l.p.</text:span></text:p>
          </table:table-cell>
          <table:table-cell table:style-name="Table2.A1" office:value-type="string">
            <text:p text:style-name="P8"><text:span text:style-name="T2">Nazwa firmy</text:span></text:p>
          </table:table-cell>
          <table:table-cell table:style-name="Table2.A1" office:value-type="string">
            <text:p text:style-name="P8"><text:span text:style-name="T2">Adres</text:span></text:p>
          </table:table-cell>
          <table:table-cell table:style-name="Table2.A1" office:value-type="string">
            <text:p text:style-name="P8"><text:span text:style-name="T2">Cena brutto</text:span></text:p>
          </table:table-cell>
          <table:table-cell table:style-name="Table2.A1" office:value-type="string">
            <text:p text:style-name="P8"><text:span text:style-name="T2">Inne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2">1.</text:span></text:p>
          </table:table-cell>
          <table:table-cell table:style-name="Table2.A1" office:value-type="string">
            <text:p text:style-name="P20"><text:span text:style-name="T2">GIGA Multimedia</text:span></text:p>
          </table:table-cell>
          <table:table-cell table:style-name="Table2.A1" office:value-type="string">
            <text:p text:style-name="P20"><text:span text:style-name="T2">ul. Włodarzewska 65B<text:line-break/>02-384 Warszawa</text:span></text:p>
          </table:table-cell>
          <table:table-cell table:style-name="Table2.A1" office:value-type="string">
            <text:p text:style-name="P20"><text:span text:style-name="T2">16081,02 zł</text:span></text:p>
          </table:table-cell>
          <table:table-cell table:style-name="Table2.A1" office:value-type="string">
            <text:p text:style-name="P14"/>
          </table:table-cell>
        </table:table-row>
      </table:table>
      <text:p text:style-name="P4"/>
      <text:p text:style-name="P2"><text:soft-page-break/><text:span text:style-name="T6">7</text:span><text:span text:style-name="T3">. Wybrany wykonawca (nazwa, adres):</text:span></text:p>
      <text:p text:style-name="P20"><text:span text:style-name="T2">GIGA Multimedia</text:span><text:span text:style-name="T3">, ul. Włodarzewska 65B, 02-384 Warszawa</text:span></text:p>
      <text:p text:style-name="P13"/>
      <text:p text:style-name="P17"/>
      <text:p text:style-name="P9"><text:span text:style-name="T7">8</text:span><text:span text:style-name="T3">. Uzasadnienie wyboru i inne istotne informacje:</text:span></text:p>
      <text:p text:style-name="P13"/>
      <text:p text:style-name="P20"><text:span text:style-name="T3">Wybrany dostawca jako jedyny złożył ofertę.</text:span></text:p>
      <text:p text:style-name="P13"/>
      <text:p text:style-name="P9"><text:span text:style-name="T15">9. </text:span><text:span text:style-name="T16">W wyborze wykonawcy uczestniczyli:</text:span></text:p>
      <text:p text:style-name="P13"/>
      <text:p text:style-name="P20"><text:span text:style-name="T3">Wojciech Krauze – adiunkt</text:span></text:p>
      <text:p text:style-name="P20"><text:span text:style-name="T3"><text:tab/>(podpis)</text:span></text:p>
      <text:p text:style-name="P16"/>
      <text:p text:style-name="P20"><text:span text:style-name="T3">Arkadiusz Kuś – adiunkt<text:tab/></text:span></text:p>
      <text:p text:style-name="P20"><text:span text:style-name="T3"><text:tab/>(podpis)</text:span></text:p>
      <text:p text:style-name="P16"/>
      <text:p text:style-name="P20"><text:span text:style-name="T3">Michał Józwik – Profesor nadzwyczajny</text:span><text:bookmark text:name="_GoBack"/></text:p>
      <text:p text:style-name="P20"><text:span text:style-name="T3"><text:tab/>(podpis)</text:span></text:p>
      <text:p text:style-name="P13"/>
      <text:p text:style-name="P6"><text:span text:style-name="T15">10. </text:span><text:span text:style-name="T16">Wybór wykonawcy </text:span><text:span text:style-name="T15">zatwierdzam*/nie zatwierdzam*</text:span></text:p>
      <text:p text:style-name="P9"><text:span text:style-name="T16">W przypadku nie zatwierdzenia należy podać uzasadnienie:</text:span></text:p>
      <text:p text:style-name="P9"><text:span text:style-name="T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13"/>
      <text:p text:style-name="P13"/>
      <text:p text:style-name="P9"><text:span text:style-name="T3">Data<text:tab/>Podpis kierownika jednostki</text:span></text:p>
      <text:p text:style-name="P13"/>
      <text:p text:style-name="P6"><text:span text:style-name="T15">11. </text:span><text:span text:style-name="T16">Dokumentację wykonanych czynności wraz z zaproszeniami do złożenia oferty, odpowiedziami wykonawców oraz opisem przedmiotu zamówienia z załącznikami</text:span></text:p>
      <text:p text:style-name="P18"><text:span text:style-name="T16">......................................................................................................................</text:span></text:p>
      <text:p text:style-name="P6"><text:span text:style-name="T19">(należy wpisać pozostałe dokumenty)</text:span></text:p>
      <text:p text:style-name="P6"><text:span text:style-name="T16">przekazano w dniu </text:span><text:span text:style-name="T18">08.05.2019</text:span><text:span text:style-name="T16"> do działu administracyjno-finansowego.</text:span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>data ............................. <text:s text:c="29"/><text:tab/>...............................</text:span></text:p>
      <text:p text:style-name="P23"><text:span text:style-name="T20">(podpis osoby wskazanej do realizacji zamówienia przez Kierownika Jednostki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jtek</meta:initial-creator>
    <meta:editing-cycles>11</meta:editing-cycles>
    <meta:print-date>2018-07-25T11:24:00</meta:print-date>
    <meta:creation-date>2018-07-24T17:46:00</meta:creation-date>
    <dc:date>2020-01-06T16:17:17.390460936</dc:date>
    <meta:editing-duration>PT1H58M2S</meta:editing-duration>
    <meta:generator>LibreOffice/6.3.4.2.0$Linux_X86_64 LibreOffice_project/30$Build-2</meta:generator>
    <meta:document-statistic meta:table-count="2" meta:image-count="0" meta:object-count="0" meta:page-count="2" meta:paragraph-count="64" meta:word-count="272" meta:character-count="2300" meta:non-whitespace-character-count="2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